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9-09-13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9-04-11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8-10-0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8-04-11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7-08-28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7-05-25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7-04-1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6-09-09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6-03-1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5-10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5-09-0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5-06-24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5-04-14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5-02-25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4-12-04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4-09-0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4-02-2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3-09-13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3-04-1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3-02-08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2-09-18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2-07-02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1-09-13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1-04-12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10-09-10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9-09-1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9-04-08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8-09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8-01-16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7-08-29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6-12-2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6-09-07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6-03-23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5-12-13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5-06-0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5-03-31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4-12-0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4-09-2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4-06-17 2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4-01-1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3-06-25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3-03-1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2-11-0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2-09-1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2-08-2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2-06-04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2-03-12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1-12-1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1-10-29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1-09-19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1-09-05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1-06-0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1-05-0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1-03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0-12-20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0-09-21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0-08-30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2000-04-2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9-10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9-08-0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8-09-18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8-07-08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8-03-18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11-0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10-23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10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10-1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10-0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09-2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09-08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07-0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06-0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05-13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04-02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7-03-11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6-12-0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6-10-1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6-09-1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6-07-11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6-06-03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6-05-31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6-04-01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6-03-14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6-03-01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6-02-0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5-12-28 2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5-12-08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5-10-26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5-09-2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5-08-08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5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5-06-08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5-05-25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5-03-01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4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4-07-27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4-04-2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4-01-2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3-10-07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3-09-1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3-08-31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3-07-1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3-06-16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3-04-1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3-01-28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2-11-0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2-10-07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2-09-0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2-08-0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2-07-01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2-05-28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2-05-04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2-04-07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2-03-0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2-02-0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2-01-1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12-05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11-0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10-1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10-0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09-17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09-04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08-20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08-06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07-2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06-25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04-1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03-0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02-07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1-01-16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0-10-0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0-08-29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0-07-3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0-07-10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0-06-21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0-05-3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0-04-03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0-03-0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0-02-0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90-0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12-28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10-1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9-21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8-0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7-2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7-0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6-1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5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9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1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06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8-0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7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7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6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0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0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0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0-06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0-05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0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0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0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80-0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1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04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9-0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8-1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8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8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70982</text:p>
          </table:table-cell>
          <table:table-cell office:value-type="string" calcext:value-type="string">
            <text:p>1974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26" meta:object-count="0"/>
    <meta:user-defined meta:name="AppVersion">3.0</meta:user-defined>
  </office:meta>
</office:document-meta>
</file>